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Tahoma" style:font-family-asian="Tahoma" style:font-family-complex="Tahoma" fo:background-color="transparent" style:use-window-font-color="true"/>
    </style:style>
    <style:style style:name="T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7" style:family="text">
      <style:text-properties fo:font-size="10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563c1"/>
    </style:style>
    <style:style style:name="T8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9" style:family="text">
      <style:text-properties fo:font-size="10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1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13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18" style:family="text">
      <style:text-properties fo:font-size="10.00pt" fo:font-weight="bold" fo:font-family="Tahoma" style:font-family-asian="Tahoma" style:font-family-complex="Tahoma" fo:background-color="transparent" style:use-window-font-color="true" fo:font-style="italic"/>
    </style:style>
    <style:style style:name="T19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24" style:family="text">
      <style:text-properties fo:font-size="10.00pt" fo:font-weight="bold" fo:font-family="Tahoma" style:font-family-asian="Tahoma" style:font-family-complex="Tahoma" fo:background-color="transparent" style:use-window-font-color="true" fo:font-style="italic"/>
    </style:style>
    <style:style style:name="T2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2" style:family="text">
      <style:text-properties fo:font-size="10.00pt" fo:font-weight="bold" fo:font-family="Tahoma" style:font-family-asian="Tahoma" style:font-family-complex="Tahoma" fo:background-color="transparent" style:use-window-font-color="true" fo:font-style="italic"/>
    </style:style>
    <style:style style:name="T33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38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41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42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45" style:family="text">
      <style:text-properties fo:font-size="10.00pt" fo:font-weight="normal" fo:font-family="Tahoma" style:font-family-asian="Tahoma" style:font-family-complex="Tahoma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0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1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2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3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4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T55" style:family="text">
      <style:text-properties fo:font-size="10.00pt" fo:font-weight="normal" fo:font-family="Tahoma" style:font-family-asian="Tahoma" style:font-family-complex="Tahoma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center" fo:margin-top="3.00pt" fo:margin-bottom="12.00pt">
        <style:tab-stops>
          <style:tab-stop style:position="436.50pt"/>
        </style:tab-stops>
      </style:paragraph-properties>
    </style:style>
    <style:style style:name="P3" style:family="paragraph">
      <style:paragraph-properties fo:line-height="115.00%" fo:text-align="center" fo:margin-bottom="12.00pt">
        <style:tab-stops>
          <style:tab-stop style:position="436.50pt"/>
        </style:tab-stops>
      </style:paragraph-properties>
    </style:style>
    <style:style style:name="P4" style:family="paragraph">
      <style:paragraph-properties fo:line-height="115.00%" fo:text-align="center" fo:margin-top="6.00pt" fo:margin-bottom="3.00pt">
        <style:tab-stops>
          <style:tab-stop style:position="388.50pt"/>
        </style:tab-stops>
      </style:paragraph-properties>
    </style:style>
    <style:style style:name="P5" style:family="paragraph">
      <style:paragraph-properties fo:line-height="115.00%" fo:text-align="left" fo:margin-top="3.00pt">
        <style:tab-stops>
          <style:tab-stop style:position="72.00pt"/>
          <style:tab-stop style:position="524.70pt" style:type="right"/>
        </style:tab-stops>
      </style:paragraph-properties>
    </style:style>
    <style:style style:name="P6" style:family="paragraph">
      <style:paragraph-properties fo:line-height="115.00%" fo:text-align="left" fo:margin-left="72.00pt" fo:text-indent="0.00pt"/>
    </style:style>
    <text:list-style style:name="L7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8.65pt" fo:text-indent="8.65pt" fo:margin-top="3.00pt" fo:margin-bottom="6.00pt">
        <style:tab-stops>
          <style:tab-stop style:position="838621.05pt"/>
        </style:tab-stops>
      </style:paragraph-properties>
    </style:style>
    <style:style style:name="P8" style:family="paragraph">
      <style:paragraph-properties fo:line-height="115.00%" fo:text-align="left" fo:margin-left="54.00pt" fo:text-indent="0.00pt" fo:margin-top="3.00pt" fo:margin-bottom="6.00pt">
        <style:tab-stops>
          <style:tab-stop style:position="-32.40pt"/>
        </style:tab-stops>
      </style:paragraph-properties>
    </style:style>
    <style:style style:name="P9" style:family="paragraph">
      <style:paragraph-properties fo:line-height="115.00%" fo:text-align="left" fo:margin-top="3.00pt">
        <style:tab-stops>
          <style:tab-stop style:position="72.00pt"/>
          <style:tab-stop style:position="524.70pt" style:type="right"/>
        </style:tab-stops>
      </style:paragraph-properties>
    </style:style>
    <style:style style:name="P10" style:family="paragraph">
      <style:paragraph-properties fo:line-height="115.00%" fo:text-align="left" fo:margin-left="72.00pt" fo:text-indent="0.00pt"/>
    </style:style>
    <text:list-style style:name="L11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justify" fo:margin-left="-8.65pt" fo:text-indent="8.65pt" fo:margin-bottom="6.00pt">
        <style:tab-stops>
          <style:tab-stop style:position="838621.05pt"/>
        </style:tab-stops>
      </style:paragraph-properties>
    </style:style>
    <style:style style:name="P12" style:family="paragraph">
      <style:paragraph-properties fo:line-height="115.00%" fo:text-align="justify" fo:margin-left="54.00pt" fo:text-indent="0.00pt" fo:margin-bottom="6.00pt">
        <style:tab-stops>
          <style:tab-stop style:position="-32.40pt"/>
        </style:tab-stops>
      </style:paragraph-properties>
    </style:style>
    <style:style style:name="P13" style:family="paragraph">
      <style:paragraph-properties fo:line-height="115.00%" fo:text-align="left">
        <style:tab-stops>
          <style:tab-stop style:position="72.00pt"/>
          <style:tab-stop style:position="524.70pt" style:type="right"/>
        </style:tab-stops>
      </style:paragraph-properties>
    </style:style>
    <style:style style:name="P14" style:family="paragraph">
      <style:paragraph-properties fo:line-height="115.00%" fo:text-align="left" fo:margin-left="108.00pt" fo:text-indent="-36.00pt"/>
    </style:style>
    <text:list-style style:name="L1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justify" fo:margin-left="-8.65pt" fo:text-indent="8.65pt" fo:margin-bottom="6.00pt">
        <style:tab-stops>
          <style:tab-stop style:position="838621.05pt"/>
        </style:tab-stops>
      </style:paragraph-properties>
    </style:style>
    <style:style style:name="P16" style:family="paragraph">
      <style:paragraph-properties fo:line-height="115.00%" fo:text-align="justify" fo:margin-left="54.00pt" fo:text-indent="0.00pt" fo:margin-bottom="6.00pt">
        <style:tab-stops>
          <style:tab-stop style:position="-32.40pt"/>
        </style:tab-stops>
      </style:paragraph-properties>
    </style:style>
    <text:list-style style:name="L17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justify" fo:margin-left="-8.65pt" fo:text-indent="8.65pt" fo:margin-bottom="6.00pt">
        <style:tab-stops>
          <style:tab-stop style:position="838621.05pt"/>
        </style:tab-stops>
      </style:paragraph-properties>
    </style:style>
    <style:style style:name="P18" style:family="paragraph">
      <style:paragraph-properties fo:line-height="115.00%" fo:text-align="left">
        <style:tab-stops>
          <style:tab-stop style:position="72.00pt"/>
          <style:tab-stop style:position="525.15pt" style:type="right"/>
        </style:tab-stops>
      </style:paragraph-properties>
    </style:style>
    <style:style style:name="P19" style:family="paragraph">
      <style:paragraph-properties fo:line-height="115.00%" fo:text-align="left" fo:margin-left="72.00pt" fo:text-indent="0.00pt"/>
    </style:style>
    <style:style style:name="P20" style:family="paragraph">
      <style:paragraph-properties fo:line-height="115.00%" fo:text-align="justify" fo:margin-bottom="6.00pt"/>
    </style:style>
    <style:style style:name="P21" style:family="paragraph">
      <style:paragraph-properties fo:line-height="115.00%" fo:text-align="left" fo:margin-bottom="6.00pt"/>
    </style:style>
    <text:list-style style:name="L22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justify" fo:margin-left="-9.00pt" fo:text-indent="9.00pt">
        <style:tab-stops>
          <style:tab-stop style:position="838621.40pt"/>
        </style:tab-stops>
      </style:paragraph-properties>
    </style:style>
  </office:automatic-styles>
  <office:body>
    <office:text>
      <text:p text:style-name="P1"><text:span text:style-name="T1">Patrícia Oliveira</text:span></text:p>
      <text:p text:style-name="P2"><text:span text:style-name="T2">São Paulo<text:s/></text:span><text:span text:style-name="T3">–</text:span><text:span text:style-name="T4"><text:s/>SP<text:s text:c="2"/>Whatsapp: +55(11)967490595</text:span><text:span text:style-name="T5"><text:line-break/></text:span><text:span text:style-name="T6">Email:<text:s/></text:span><text:span text:style-name="T7">patriciapiagn@gmail.com</text:span><text:span text:style-name="T8"><text:s/>Linkedin:<text:s/></text:span><text:a xlink:href="https://www.linkedin.com/in/patricia-oliveira-illa"><text:span text:style-name="T9">https://www.linkedin.com/in/patricia-oliveira-illa</text:span></text:a><text:span text:style-name="T10"><text:line-break/></text:span></text:p>
      <text:p text:style-name="P3"><text:span text:style-name="T11"><text:s/>Tecnologia da informação | Programação | Banco de Dados | SCRUM</text:span></text:p>
      <text:p text:style-name="P3"><text:span text:style-name="T12">Hello world, eu sou a Patricia estudante de programação, aprimorando os conhecimentos em Kotlin, Java, Android, React Native. Através das experiências adquiridas na Generation pude desenvolver as<text:s text:c="2"/>BSM necessárias para alcançar uma oportunidade para me tornar uma desenvolvedora mobile</text:span></text:p>
      <text:p text:style-name="P4"><text:span text:style-name="T13">Experiência Profissional</text:span><text:span text:style-name="T14"><text:tab/></text:span></text:p>
      <text:p text:style-name="P5"><text:span text:style-name="T15">2022</text:span><text:span text:style-name="T16"><text:tab/></text:span><text:span text:style-name="T17">Generation</text:span></text:p>
      <text:p text:style-name="P6"><text:span text:style-name="T18">Desenvolvedor mobile</text:span></text:p>
      <text:list text:style-name="L7">
        <text:list-item>
          <text:p text:style-name="P7"><text:span text:style-name="T19">Aprendizado e prática em Kotlin, Java, Git Hub, android</text:span></text:p>
        </text:list-item>
        <text:list-item>
          <text:p text:style-name="P7"><text:span text:style-name="T19">Projeto integrador de desenvolvimento de aplicativo</text:span></text:p>
        </text:list-item>
        <text:list-item>
          <text:p text:style-name="P7"><text:span text:style-name="T19">Desenvolvimento de soft skills</text:span></text:p>
        </text:list-item>
        <text:list-item>
          <text:p text:style-name="P7"><text:span text:style-name="T19">SCRUM</text:span></text:p>
        </text:list-item>
      </text:list>
      <text:p text:style-name="P8"><text:span text:style-name="T20"/></text:p>
      <text:p text:style-name="P9"><text:span text:style-name="T21">2018-2019</text:span><text:span text:style-name="T22"><text:tab/></text:span><text:span text:style-name="T23">Associação Brasileira I.J.C.S.U.D</text:span></text:p>
      <text:p text:style-name="P10"><text:span text:style-name="T24">Líder Treinadora Voluntária</text:span></text:p>
      <text:list text:style-name="L11">
        <text:list-item>
          <text:p text:style-name="P11"><text:span text:style-name="T25">Participação do conselho de missão junto a Presidência</text:span></text:p>
        </text:list-item>
        <text:list-item>
          <text:p text:style-name="P11"><text:span text:style-name="T25">Elaboração de metas para alavancamento dos resultados da equipe</text:span></text:p>
        </text:list-item>
        <text:list-item>
          <text:p text:style-name="P11"><text:span text:style-name="T25">Acompanhamento de todas e subordinadas visando desenvolvimento diário</text:span></text:p>
        </text:list-item>
        <text:list-item>
          <text:p text:style-name="P11"><text:span text:style-name="T25">Planejamento logístico</text:span></text:p>
        </text:list-item>
        <text:list-item>
          <text:p text:style-name="P11"><text:span text:style-name="T25">Apresentações em conferências</text:span></text:p>
        </text:list-item>
      </text:list>
      <text:p text:style-name="P12"><text:span text:style-name="T26"/></text:p>
      <text:p text:style-name="P13"><text:span text:style-name="T27">2017-2018</text:span><text:span text:style-name="T28"><text:tab/></text:span><text:span text:style-name="T29">Chilli Beans</text:span><text:span text:style-name="T30"><text:tab/></text:span><text:span text:style-name="T31">, SP</text:span></text:p>
      <text:p text:style-name="P14"><text:span text:style-name="T32">Representante Comercial</text:span></text:p>
      <text:list text:style-name="L15">
        <text:list-item>
          <text:p text:style-name="P15"><text:span text:style-name="T33">Atendimento a clientes nacionais e estrangeiros</text:span></text:p>
        </text:list-item>
        <text:list-item>
          <text:p text:style-name="P15"><text:span text:style-name="T33">Negociação de preço, prazo, condições de pagamento e descontos da venda</text:span></text:p>
        </text:list-item>
        <text:list-item>
          <text:p text:style-name="P15"><text:span text:style-name="T33">Orientação quanto às especificações dos produtos e ou serviços</text:span></text:p>
        </text:list-item>
        <text:list-item>
          <text:p text:style-name="P15"><text:span text:style-name="T33">Controle dos pedidos dos clientes, visando máxima qualidade dos produtos e prazo de entrega</text:span></text:p>
        </text:list-item>
        <text:list-item>
          <text:p text:style-name="P15"><text:span text:style-name="T33">Prêmio Super Dose<text:s/></text:span><text:span text:style-name="T34">–</text:span><text:span text:style-name="T35"><text:s/>Melhor vendedora da loja</text:span></text:p>
        </text:list-item>
      </text:list>
      <text:p text:style-name="P16"><text:span text:style-name="T36"/></text:p>
      <text:list text:style-name="L17">
        <text:list-item>
          <text:p text:style-name="P17"><text:span text:style-name="T37">Formação Acadêmica</text:span></text:p>
        </text:list-item>
      </text:list>
      <text:p text:style-name="P18"><text:span text:style-name="T38">2020-2025</text:span><text:span text:style-name="T39"><text:tab/></text:span><text:span text:style-name="T40">BYU<text:s/></text:span><text:span text:style-name="T41">–</text:span><text:span text:style-name="T42"><text:s/>Brigham Young University<text:s/></text:span><text:span text:style-name="T43"><text:tab/></text:span><text:span text:style-name="T44"><text:s text:c="2"/>USA</text:span></text:p>
      <text:p text:style-name="P19"><text:span text:style-name="T45">Bacharelado em Letras, Literatura e História</text:span></text:p>
      <text:p text:style-name="P20"><text:span text:style-name="T46"/></text:p>
      <text:p text:style-name="P21"><text:span text:style-name="T47">Informações Adicionais</text:span><text:span text:style-name="T48"><text:tab/></text:span></text:p>
      <text:list text:style-name="L22">
        <text:list-item>
          <text:p text:style-name="P22"><text:span text:style-name="T49">Pacote Office<text:s/></text:span><text:span text:style-name="T50">–</text:span><text:span text:style-name="T51"><text:s/>Word, Excel e Power Point</text:span></text:p>
        </text:list-item>
        <text:list-item>
          <text:p text:style-name="P22"><text:span text:style-name="T52">Comunicação, Big Data - FIAP</text:span></text:p>
        </text:list-item>
        <text:list-item>
          <text:p text:style-name="P22"><text:span text:style-name="T52">Power BI<text:s/></text:span><text:span text:style-name="T53">–</text:span><text:span text:style-name="T54"><text:s/>UDEMY</text:span><text:span text:style-name="T5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